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6f7fc" officeooo:paragraph-rsid="0016f7f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6f7fc" officeooo:paragraph-rsid="0016f7f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6f7fc" officeooo:paragraph-rsid="0016f7fc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17a3ac"/>
    </style:style>
    <style:style style:name="T5" style:family="text">
      <style:text-properties officeooo:rsid="0017f2d4"/>
    </style:style>
    <style:style style:name="T6" style:family="text">
      <style:text-properties officeooo:rsid="00180c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sterMind</text:p>
      <text:p text:style-name="P1"/>
      <text:p text:style-name="P2"/>
      <text:p text:style-name="P2"><text:span text:style-name="T2">1. </text:span><text:span text:style-name="T3">Title:</text:span> MasterMind</text:p>
      <text:p text:style-name="P3">2. <text:span text:style-name="T1">Description:</text:span></text:p>
      <text:p text:style-name="P2"><text:tab/>With this mobile application, I intend on <text:span text:style-name="T4">creating</text:span> a “planner” - something that helps with organizational matters, such as: keeping notes and checklists, storing images and locations, with the added functionalities of filters, categories, color codes, <text:span text:style-name="T6">and some form of prioritizing. P</text:span>ossibly other functionalities will be later added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21:31:16.614646644</meta:creation-date>
    <dc:date>2017-10-21T22:34:37.185736637</dc:date>
    <meta:editing-duration>PT53M9S</meta:editing-duration>
    <meta:editing-cycles>4</meta:editing-cycles>
    <meta:generator>LibreOffice/5.3.1.2$Linux_X86_64 LibreOffice_project/30m0$Build-2</meta:generator>
    <meta:document-statistic meta:table-count="0" meta:image-count="0" meta:object-count="0" meta:page-count="1" meta:paragraph-count="4" meta:word-count="54" meta:character-count="380" meta:non-whitespace-character-count="329"/>
  </office:meta>
</office:document-meta>
</file>